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19" calcext:value-type="float">
            <text:p>12819</text:p>
          </table:table-cell>
          <table:table-cell table:formula="of:=[.DC28]-[.DC54]-[.DC80]" office:value-type="float" office:value="13359" calcext:value-type="float">
            <text:p>133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formula="of:=[.DB44]-[.DB70]-[.DB96]" office:value-type="float" office:value="21" calcext:value-type="float">
            <text:p>21</text:p>
          </table:table-cell>
          <table:table-cell table:formula="of:=[.DC44]-[.DC70]-[.DC9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6" calcext:value-type="float">
            <text:p>13196</text:p>
          </table:table-cell>
          <table:table-cell office:value-type="float" office:value="13748" calcext:value-type="float">
            <text:p>137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5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0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7:29:47.133421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16T17:32:50.795048032</dc:date>
    <meta:editing-duration>PT9H15M18S</meta:editing-duration>
    <meta:editing-cycles>90</meta:editing-cycles>
    <meta:document-statistic meta:table-count="1" meta:cell-count="16799" meta:object-count="0"/>
  </office:meta>
</office:document-meta>
</file>